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20_11" draw:textarea-horizontal-align="justify" draw:textarea-vertical-align="middle" draw:auto-grow-height="false"/>
    </style:style>
    <style:style style:name="gr2" style:family="graphic" style:parent-style-name="standard">
      <style:graphic-properties svg:stroke-width="0.2cm" svg:stroke-color="#663300" draw:marker-start-width="0.5cm" draw:marker-end-width="0.5cm" draw:fill="gradient" draw:fill-gradient-name="Gradient_20_8" draw:textarea-horizontal-align="justify" draw:textarea-vertical-align="middle" draw:auto-grow-height="false" fo:padding-top="0.225cm" fo:padding-bottom="0.225cm" fo:padding-left="0.35cm" fo:padding-right="0.35cm"/>
    </style:style>
    <style:style style:name="gr3" style:family="graphic" style:parent-style-name="standard">
      <style:graphic-properties draw:fill="gradient" draw:fill-gradient-name="Gradient_20_3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4cm" svg:height="7cm" draw:transform="rotate (-0.195302343299315) translate (3.091cm 9.3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4cm" svg:height="7cm" draw:transform="skewX (-7.6010043979492E-017) rotate (-0.766548607476952) translate (7.886cm 4.6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86cm" svg:height="7cm" draw:transform="rotate (2.09090444388881) translate (5.142cm 14.227cm)">
          <text:p/>
          <draw:enhanced-geometry svg:viewBox="0 0 88 21600" draw:glue-points="44 ?f6 44 0 0 10800 44 21600 88 10800" draw:text-areas="0 ?f6 88 ?f3" draw:type="can" draw:modifiers="357.89172975289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0.286cm" svg:height="7cm" draw:transform="rotate (2.26473923738741) translate (5.509cm 16.212cm)">
          <text:p/>
          <draw:enhanced-geometry svg:viewBox="0 0 88 21600" draw:glue-points="44 ?f6 44 0 0 10800 44 21600 88 10800" draw:text-areas="0 ?f6 88 ?f3" draw:mirror-horizontal="false" draw:mirror-vertical="false" draw:type="can" draw:modifiers="357.89172975289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0" draw:display-name="Gradient 10" draw:style="radial" draw:cx="40%" draw:cy="30%" draw:start-color="#ffffff" draw:end-color="#666666" draw:start-intensity="100%" draw:end-intensity="100%" draw:border="40%"/>
    <draw:gradient draw:name="Gradient_20_11" draw:display-name="Gradient 11" draw:style="radial" draw:cx="60%" draw:cy="50%" draw:start-color="#ffffff" draw:end-color="#666666" draw:start-intensity="100%" draw:end-intensity="100%" draw:border="4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7" draw:display-name="Gradient 7" draw:style="radial" draw:cx="45%" draw:cy="30%" draw:start-color="#800000" draw:end-color="#e6ff00" draw:start-intensity="100%" draw:end-intensity="100%" draw:border="0%"/>
    <draw:gradient draw:name="Gradient_20_8" draw:display-name="Gradient 8" draw:style="radial" draw:cx="40%" draw:cy="30%" draw:start-color="#800000" draw:end-color="#e6ff00" draw:start-intensity="100%" draw:end-intensity="100%" draw:border="0%"/>
    <draw:gradient draw:name="Gradient_20_9" draw:display-name="Gradient 9" draw:style="radial" draw:cx="40%" draw:cy="30%" draw:start-color="#ffffff" draw:end-color="#666666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homas Kappel</meta:initial-creator>
    <meta:creation-date>2010-08-07T09:52:21</meta:creation-date>
    <dc:date>2010-08-07T10:02:26</dc:date>
    <dc:creator>Thomas Kappel</dc:creator>
    <meta:editing-duration>PT00H10M07S</meta:editing-duration>
    <meta:editing-cycles>1</meta:editing-cycles>
    <meta:document-statistic meta:object-count="4"/>
    <meta:generator>OpenOffice.org/3.2$Unix OpenOffice.org_project/320m12$Build-9483</meta:generator>
  </office:meta>
</office:document-meta>
</file>